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E5656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3E5656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3E5656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3E5656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5F5F5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5.82083333333333cm"/>
    </style:style>
    <style:style style:name="co4" style:family="table-column">
      <style:table-column-properties fo:break-before="auto" style:column-width="11.7475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number-columns-repeated="1014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7" table:number-rows-spanned="1" table:style-name="ce16">
            <text:p>CONVENÇÕES GEOLÓGICAS E GEOFÍSICAS PARA REPRESENTAÇÃO EM MAPAS GEOLÓGICOS</text:p>
          </table:table-cell>
          <table:covered-table-cell table:number-columns-repeated="6"/>
          <table:table-cell table:number-columns-repeated="3" table:style-name="ce2"/>
          <table:table-cell table:number-columns-repeated="16374"/>
        </table:table-row>
        <table:table-row table:style-name="ro1">
          <table:table-cell table:number-columns-repeated="5" table:style-name="ce11"/>
          <table:table-cell table:number-columns-spanned="4" table:number-rows-spanned="1" table:style-name="ce17"/>
          <table:covered-table-cell table:number-columns-repeated="3"/>
          <table:table-cell table:style-name="ce8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18">
            <text:p>SIMBOLOGIA DE FÓSSEIS</text:p>
          </table:table-cell>
          <table:covered-table-cell table:number-columns-repeated="6"/>
          <table:table-cell table:number-columns-repeated="2" table:style-name="ce12"/>
          <table:table-cell table:style-name="ce13"/>
          <table:table-cell table:number-columns-repeated="16374"/>
        </table:table-row>
        <table:table-row table:style-name="ro1">
          <table:table-cell office:value-type="string" table:style-name="ce3">
            <text:p>BYTECODE DECIMAL</text:p>
          </table:table-cell>
          <table:table-cell office:value-type="string" table:style-name="ce3">
            <text:p>UNICODE (nome arquivo SVG)</text:p>
          </table:table-cell>
          <table:table-cell office:value-type="string" table:style-name="ce4">
            <text:p>SYMBOL SELECTOR</text:p>
            <text:p>(size)</text:p>
          </table:table-cell>
          <table:table-cell office:value-type="string" table:style-name="ce5">
            <text:p>TAMANHO</text:p>
            <text:p>(mm)</text:p>
          </table:table-cell>
          <table:table-cell office:value-type="string" table:style-name="ce5">
            <text:p>COR</text:p>
          </table:table-cell>
          <table:table-cell office:value-type="string" table:style-name="ce5">
            <text:p>DESCRIÇÃO DO SÍMBOLO</text:p>
          </table:table-cell>
          <table:table-cell office:value-type="string" table:style-name="ce5">
            <text:p>NOME ARQUIVO OTF</text:p>
          </table:table-cell>
          <table:table-cell table:number-columns-repeated="2" table:style-name="ce14"/>
          <table:table-cell table:style-name="ce6"/>
          <table:table-cell table:number-columns-repeated="16374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string" office:string-value="U0021" table:formula="of:=COM.MICROSOFT.CONCAT(&quot;U00&quot;;DEC2HEX([.A5]))" table:style-name="ce7">
            <text:p>U0021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critarco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string" office:string-value="U0022" table:formula="of:=COM.MICROSOFT.CONCAT(&quot;U00&quot;;DEC2HEX([.A6]))" table:style-name="ce7">
            <text:p>U0022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lga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string" office:string-value="U0023" table:formula="of:=COM.MICROSOFT.CONCAT(&quot;U00&quot;;DEC2HEX([.A7]))" table:style-name="ce7">
            <text:p>U0023</text:p>
          </table:table-cell>
          <table:table-cell office:value-type="float" office:value="12" table:style-name="ce7">
            <text:p>12</text:p>
          </table:table-cell>
          <table:table-cell office:value-type="float" office:value="4.2300000000000004" table:style-name="ce7">
            <text:p>4,23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monoide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string" office:string-value="U0024" table:formula="of:=COM.MICROSOFT.CONCAT(&quot;U00&quot;;DEC2HEX([.A8]))" table:style-name="ce7">
            <text:p>U0024</text:p>
          </table:table-cell>
          <table:table-cell office:value-type="float" office:value="15.59" table:style-name="ce7">
            <text:p>15,59</text:p>
          </table:table-cell>
          <table:table-cell office:value-type="float" office:value="5.5" table:style-name="ce7">
            <text:p>5,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nelídeo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string" office:string-value="U0025" table:formula="of:=COM.MICROSOFT.CONCAT(&quot;U00&quot;;DEC2HEX([.A9]))" table:style-name="ce7">
            <text:p>U0025</text:p>
          </table:table-cell>
          <table:table-cell office:value-type="float" office:value="12" table:style-name="ce7">
            <text:p>12</text:p>
          </table:table-cell>
          <table:table-cell office:value-type="float" office:value="4.2300000000000004" table:style-name="ce7">
            <text:p>4,23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nfíbio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string" office:string-value="U0026" table:formula="of:=COM.MICROSOFT.CONCAT(&quot;U00&quot;;DEC2HEX([.A10]))" table:style-name="ce7">
            <text:p>U0026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ngiosperma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string" office:string-value="U0027" table:formula="of:=COM.MICROSOFT.CONCAT(&quot;U00&quot;;DEC2HEX([.A11]))" table:style-name="ce7">
            <text:p>U0027</text:p>
          </table:table-cell>
          <table:table-cell office:value-type="float" office:value="12" table:style-name="ce7">
            <text:p>12</text:p>
          </table:table-cell>
          <table:table-cell office:value-type="float" office:value="4.2300000000000004" table:style-name="ce7">
            <text:p>4,23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racnídeo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string" office:string-value="U0028" table:formula="of:=COM.MICROSOFT.CONCAT(&quot;U00&quot;;DEC2HEX([.A12]))" table:style-name="ce7">
            <text:p>U0028</text:p>
          </table:table-cell>
          <table:table-cell office:value-type="float" office:value="11.5" table:style-name="ce7">
            <text:p>11,5</text:p>
          </table:table-cell>
          <table:table-cell office:value-type="float" office:value="4.05" table:style-name="ce7">
            <text:p>4,0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rtropoda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string" office:string-value="U0029" table:formula="of:=COM.MICROSOFT.CONCAT(&quot;U00&quot;;DEC2HEX([.A13]))" table:style-name="ce7">
            <text:p>U0029</text:p>
          </table:table-cell>
          <table:table-cell office:value-type="float" office:value="5" table:style-name="ce7">
            <text:p>5</text:p>
          </table:table-cell>
          <table:table-cell office:value-type="float" office:value="1.76" table:style-name="ce7">
            <text:p>1,76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elemnoid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string" office:string-value="U002A" table:formula="of:=COM.MICROSOFT.CONCAT(&quot;U00&quot;;DEC2HEX([.A14]))" table:style-name="ce7">
            <text:p>U002A</text:p>
          </table:table-cell>
          <table:table-cell office:value-type="float" office:value="6" table:style-name="ce7">
            <text:p>6</text:p>
          </table:table-cell>
          <table:table-cell office:value-type="float" office:value="2.11" table:style-name="ce7">
            <text:p>2,11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raquiópode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string" office:string-value="U002B" table:formula="of:=COM.MICROSOFT.CONCAT(&quot;U00&quot;;DEC2HEX([.A15]))" table:style-name="ce7">
            <text:p>U002B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riozoário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string" office:string-value="U002C" table:formula="of:=COM.MICROSOFT.CONCAT(&quot;U00&quot;;DEC2HEX([.A16]))" table:style-name="ce7">
            <text:p>U002C</text:p>
          </table:table-cell>
          <table:table-cell office:value-type="float" office:value="12" table:style-name="ce7">
            <text:p>12</text:p>
          </table:table-cell>
          <table:table-cell office:value-type="float" office:value="4.2300000000000004" table:style-name="ce7">
            <text:p>4,23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efalópode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string" office:string-value="U002D" table:formula="of:=COM.MICROSOFT.CONCAT(&quot;U00&quot;;DEC2HEX([.A17]))" table:style-name="ce7">
            <text:p>U002D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nidário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string" office:string-value="U002E" table:formula="of:=COM.MICROSOFT.CONCAT(&quot;U00&quot;;DEC2HEX([.A18]))" table:style-name="ce7">
            <text:p>U002E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onodonte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string" office:string-value="U002F" table:formula="of:=COM.MICROSOFT.CONCAT(&quot;U00&quot;;DEC2HEX([.A19]))" table:style-name="ce7">
            <text:p>U002F</text:p>
          </table:table-cell>
          <table:table-cell office:value-type="float" office:value="9.92" table:style-name="ce7">
            <text:p>9,92</text:p>
          </table:table-cell>
          <table:table-cell office:value-type="float" office:value="3.5" table:style-name="ce7">
            <text:p>3,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onífera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string" office:string-value="U0030" table:formula="of:=COM.MICROSOFT.CONCAT(&quot;U00&quot;;DEC2HEX([.A20]))" table:style-name="ce7">
            <text:p>U0030</text:p>
          </table:table-cell>
          <table:table-cell office:value-type="float" office:value="14" table:style-name="ce7">
            <text:p>14</text:p>
          </table:table-cell>
          <table:table-cell office:value-type="float" office:value="4.93" table:style-name="ce7">
            <text:p>4,93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oprólitos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21]))" table:style-name="ce7">
            <text:p>U0031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orai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string" office:string-value="U0032" table:formula="of:=COM.MICROSOFT.CONCAT(&quot;U00&quot;;DEC2HEX([.A22]))" table:style-name="ce7">
            <text:p>U0032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rinóide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string" office:string-value="U0033" table:formula="of:=COM.MICROSOFT.CONCAT(&quot;U00&quot;;DEC2HEX([.A23]))" table:style-name="ce7">
            <text:p>U0033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Crustáceos</text:p>
          </table:table-cell>
          <table:table-cell office:value-type="string" table:style-name="ce10">
            <text:p>CPRM_Paleontology.otf</text:p>
          </table:table-cell>
          <table:table-cell table:number-columns-repeated="2" table:style-name="ce15"/>
          <table:table-cell table:style-name="ce8"/>
          <table:table-cell table:number-columns-repeated="16374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string" office:string-value="U0034" table:formula="of:=COM.MICROSOFT.CONCAT(&quot;U00&quot;;DEC2HEX([.A24]))" table:style-name="ce7">
            <text:p>U0034</text:p>
          </table:table-cell>
          <table:table-cell office:value-type="float" office:value="7" table:style-name="ce7">
            <text:p>7</text:p>
          </table:table-cell>
          <table:table-cell office:value-type="float" office:value="2.46" table:style-name="ce7">
            <text:p>2,46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Diatomácea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string" office:string-value="U0035" table:formula="of:=COM.MICROSOFT.CONCAT(&quot;U00&quot;;DEC2HEX([.A25]))" table:style-name="ce7">
            <text:p>U0035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Dinoflagelad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string" office:string-value="U0036" table:formula="of:=COM.MICROSOFT.CONCAT(&quot;U00&quot;;DEC2HEX([.A26]))" table:style-name="ce7">
            <text:p>U0036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Equinoderm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string" office:string-value="U0037" table:formula="of:=COM.MICROSOFT.CONCAT(&quot;U00&quot;;DEC2HEX([.A27]))" table:style-name="ce7">
            <text:p>U0037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Equinoide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string" office:string-value="U0038" table:formula="of:=COM.MICROSOFT.CONCAT(&quot;U00&quot;;DEC2HEX([.A28]))" table:style-name="ce7">
            <text:p>U0038</text:p>
          </table:table-cell>
          <table:table-cell office:value-type="float" office:value="12" table:style-name="ce7">
            <text:p>12</text:p>
          </table:table-cell>
          <table:table-cell office:value-type="float" office:value="4.2300000000000004" table:style-name="ce7">
            <text:p>4,23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Esponja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string" office:string-value="U0039" table:formula="of:=COM.MICROSOFT.CONCAT(&quot;U00&quot;;DEC2HEX([.A29]))" table:style-name="ce7">
            <text:p>U0039</text:p>
          </table:table-cell>
          <table:table-cell office:value-type="float" office:value="9.07" table:style-name="ce7">
            <text:p>9,07</text:p>
          </table:table-cell>
          <table:table-cell office:value-type="float" office:value="3.2" table:style-name="ce7">
            <text:p>3,2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Espículas (poríferos)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string" office:string-value="U003A" table:formula="of:=COM.MICROSOFT.CONCAT(&quot;U00&quot;;DEC2HEX([.A30]))" table:style-name="ce7">
            <text:p>U003A</text:p>
          </table:table-cell>
          <table:table-cell office:value-type="float" office:value="10" table:style-name="ce7">
            <text:p>10</text:p>
          </table:table-cell>
          <table:table-cell office:value-type="float" office:value="3.52" table:style-name="ce7">
            <text:p>3,52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Estromatólit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59" table:style-name="ce7">
            <text:p>59</text:p>
          </table:table-cell>
          <table:table-cell office:value-type="string" office:string-value="U003B" table:formula="of:=COM.MICROSOFT.CONCAT(&quot;U00&quot;;DEC2HEX([.A31]))" table:style-name="ce7">
            <text:p>U003B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Folha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string" office:string-value="U003C" table:formula="of:=COM.MICROSOFT.CONCAT(&quot;U00&quot;;DEC2HEX([.A32]))" table:style-name="ce7">
            <text:p>U003C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Foraminífer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string" office:string-value="U003D" table:formula="of:=COM.MICROSOFT.CONCAT(&quot;U00&quot;;DEC2HEX([.A33]))" table:style-name="ce7">
            <text:p>U003D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Foraminíferos Planctônic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string" office:string-value="U003E" table:formula="of:=COM.MICROSOFT.CONCAT(&quot;U00&quot;;DEC2HEX([.A34]))" table:style-name="ce7">
            <text:p>U003E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Foraminíferos bentônic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string" office:string-value="U003F" table:formula="of:=COM.MICROSOFT.CONCAT(&quot;U00&quot;;DEC2HEX([.A35]))" table:style-name="ce7">
            <text:p>U003F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Foraminíferos grandes ou fusuliníde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4" table:style-name="ce7">
            <text:p>64</text:p>
          </table:table-cell>
          <table:table-cell office:value-type="string" office:string-value="U0040" table:formula="of:=COM.MICROSOFT.CONCAT(&quot;U00&quot;;DEC2HEX([.A36]))" table:style-name="ce7">
            <text:p>U0040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Fung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string" office:string-value="U0041" table:formula="of:=COM.MICROSOFT.CONCAT(&quot;U00&quot;;DEC2HEX([.A37]))" table:style-name="ce7">
            <text:p>U0041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Gastrópode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string" office:string-value="U0042" table:formula="of:=COM.MICROSOFT.CONCAT(&quot;U00&quot;;DEC2HEX([.A38]))" table:style-name="ce7">
            <text:p>U0042</text:p>
          </table:table-cell>
          <table:table-cell office:value-type="float" office:value="4.82" table:style-name="ce7">
            <text:p>4,82</text:p>
          </table:table-cell>
          <table:table-cell office:value-type="float" office:value="1.7" table:style-name="ce7">
            <text:p>1,7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Graptólit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7" table:style-name="ce7">
            <text:p>67</text:p>
          </table:table-cell>
          <table:table-cell office:value-type="string" office:string-value="U0043" table:formula="of:=COM.MICROSOFT.CONCAT(&quot;U00&quot;;DEC2HEX([.A39]))" table:style-name="ce7">
            <text:p>U0043</text:p>
          </table:table-cell>
          <table:table-cell office:value-type="float" office:value="11" table:style-name="ce7">
            <text:p>11</text:p>
          </table:table-cell>
          <table:table-cell office:value-type="float" office:value="3.88" table:style-name="ce7">
            <text:p>3,88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Inset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string" office:string-value="U0044" table:formula="of:=COM.MICROSOFT.CONCAT(&quot;U00&quot;;DEC2HEX([.A40]))" table:style-name="ce7">
            <text:p>U0044</text:p>
          </table:table-cell>
          <table:table-cell office:value-type="float" office:value="9.92" table:style-name="ce7">
            <text:p>9,92</text:p>
          </table:table-cell>
          <table:table-cell office:value-type="float" office:value="3.5" table:style-name="ce7">
            <text:p>3,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Invertebrad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69" table:style-name="ce7">
            <text:p>69</text:p>
          </table:table-cell>
          <table:table-cell office:value-type="string" office:string-value="U0045" table:formula="of:=COM.MICROSOFT.CONCAT(&quot;U00&quot;;DEC2HEX([.A41]))" table:style-name="ce7">
            <text:p>U0045</text:p>
          </table:table-cell>
          <table:table-cell office:value-type="float" office:value="12" table:style-name="ce7">
            <text:p>12</text:p>
          </table:table-cell>
          <table:table-cell office:value-type="float" office:value="4.2300000000000004" table:style-name="ce9">
            <text:p>4,23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crofóssei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string" office:string-value="U0046" table:formula="of:=COM.MICROSOFT.CONCAT(&quot;U00&quot;;DEC2HEX([.A42]))" table:style-name="ce7">
            <text:p>U0046</text:p>
          </table:table-cell>
          <table:table-cell office:value-type="float" office:value="6" table:style-name="ce7">
            <text:p>6</text:p>
          </table:table-cell>
          <table:table-cell office:value-type="float" office:value="2.11" table:style-name="ce9">
            <text:p>2,1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deira fóssil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string" office:string-value="U0047" table:formula="of:=COM.MICROSOFT.CONCAT(&quot;U00&quot;;DEC2HEX([.A43]))" table:style-name="ce7">
            <text:p>U0047</text:p>
          </table:table-cell>
          <table:table-cell office:value-type="float" office:value="9.92" table:style-name="ce7">
            <text:p>9,92</text:p>
          </table:table-cell>
          <table:table-cell office:value-type="float" office:value="3.5" table:style-name="ce9">
            <text:p>3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amífer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string" office:string-value="U0048" table:formula="of:=COM.MICROSOFT.CONCAT(&quot;U00&quot;;DEC2HEX([.A44]))" table:style-name="ce7">
            <text:p>U0048</text:p>
          </table:table-cell>
          <table:table-cell office:value-type="float" office:value="15.59" table:style-name="ce7">
            <text:p>15,59</text:p>
          </table:table-cell>
          <table:table-cell office:value-type="float" office:value="5.5" table:style-name="ce9">
            <text:p>5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icrofóssei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3" table:style-name="ce7">
            <text:p>73</text:p>
          </table:table-cell>
          <table:table-cell office:value-type="string" office:string-value="U0049" table:formula="of:=COM.MICROSOFT.CONCAT(&quot;U00&quot;;DEC2HEX([.A45]))" table:style-name="ce7">
            <text:p>U0049</text:p>
          </table:table-cell>
          <table:table-cell office:value-type="float" office:value="10" table:style-name="ce7">
            <text:p>10</text:p>
          </table:table-cell>
          <table:table-cell office:value-type="float" office:value="3.52" table:style-name="ce9">
            <text:p>3,5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Molusc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4" table:style-name="ce7">
            <text:p>74</text:p>
          </table:table-cell>
          <table:table-cell office:value-type="string" office:string-value="U004A" table:formula="of:=COM.MICROSOFT.CONCAT(&quot;U00&quot;;DEC2HEX([.A46]))" table:style-name="ce7">
            <text:p>U004A</text:p>
          </table:table-cell>
          <table:table-cell office:value-type="float" office:value="8" table:style-name="ce7">
            <text:p>8</text:p>
          </table:table-cell>
          <table:table-cell office:value-type="float" office:value="2.82" table:style-name="ce9">
            <text:p>2,8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Nanofósseis calcário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string" office:string-value="U004B" table:formula="of:=COM.MICROSOFT.CONCAT(&quot;U00&quot;;DEC2HEX([.A47]))" table:style-name="ce7">
            <text:p>U004B</text:p>
          </table:table-cell>
          <table:table-cell office:value-type="float" office:value="10" table:style-name="ce7">
            <text:p>10</text:p>
          </table:table-cell>
          <table:table-cell office:value-type="float" office:value="3.52" table:style-name="ce9">
            <text:p>3,5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Nautilóide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6" table:style-name="ce7">
            <text:p>76</text:p>
          </table:table-cell>
          <table:table-cell office:value-type="string" office:string-value="U004C" table:formula="of:=COM.MICROSOFT.CONCAT(&quot;U00&quot;;DEC2HEX([.A48]))" table:style-name="ce7">
            <text:p>U004C</text:p>
          </table:table-cell>
          <table:table-cell office:value-type="float" office:value="7" table:style-name="ce7">
            <text:p>7</text:p>
          </table:table-cell>
          <table:table-cell office:value-type="float" office:value="2.46" table:style-name="ce9">
            <text:p>2,4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Ostracode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string" office:string-value="U004D" table:formula="of:=COM.MICROSOFT.CONCAT(&quot;U00&quot;;DEC2HEX([.A49]))" table:style-name="ce7">
            <text:p>U004D</text:p>
          </table:table-cell>
          <table:table-cell office:value-type="float" office:value="5" table:style-name="ce7">
            <text:p>5</text:p>
          </table:table-cell>
          <table:table-cell office:value-type="float" office:value="1.76" table:style-name="ce9">
            <text:p>1,76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Palinomorf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8" table:style-name="ce7">
            <text:p>78</text:p>
          </table:table-cell>
          <table:table-cell office:value-type="string" office:string-value="U004E" table:formula="of:=COM.MICROSOFT.CONCAT(&quot;U00&quot;;DEC2HEX([.A50]))" table:style-name="ce7">
            <text:p>U004E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Pegada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79" table:style-name="ce7">
            <text:p>79</text:p>
          </table:table-cell>
          <table:table-cell office:value-type="string" office:string-value="U004F" table:formula="of:=COM.MICROSOFT.CONCAT(&quot;U00&quot;;DEC2HEX([.A51]))" table:style-name="ce7">
            <text:p>U004F</text:p>
          </table:table-cell>
          <table:table-cell office:value-type="float" office:value="9" table:style-name="ce7">
            <text:p>9</text:p>
          </table:table-cell>
          <table:table-cell office:value-type="float" office:value="3.17" table:style-name="ce9">
            <text:p>3,17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Peixe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0" table:style-name="ce7">
            <text:p>80</text:p>
          </table:table-cell>
          <table:table-cell office:value-type="string" office:string-value="U0050" table:formula="of:=COM.MICROSOFT.CONCAT(&quot;U00&quot;;DEC2HEX([.A52]))" table:style-name="ce7">
            <text:p>U0050</text:p>
          </table:table-cell>
          <table:table-cell office:value-type="float" office:value="9.92" table:style-name="ce7">
            <text:p>9,92</text:p>
          </table:table-cell>
          <table:table-cell office:value-type="float" office:value="3.5" table:style-name="ce9">
            <text:p>3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Pelecípodes (Bivalve)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1" table:style-name="ce7">
            <text:p>81</text:p>
          </table:table-cell>
          <table:table-cell office:value-type="string" office:string-value="U0051" table:formula="of:=COM.MICROSOFT.CONCAT(&quot;U00&quot;;DEC2HEX([.A53]))" table:style-name="ce7">
            <text:p>U0051</text:p>
          </table:table-cell>
          <table:table-cell office:value-type="float" office:value="8" table:style-name="ce7">
            <text:p>8</text:p>
          </table:table-cell>
          <table:table-cell office:value-type="float" office:value="2.82" table:style-name="ce9">
            <text:p>2,8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Perfuraçõe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2" table:style-name="ce7">
            <text:p>82</text:p>
          </table:table-cell>
          <table:table-cell office:value-type="string" office:string-value="U0052" table:formula="of:=COM.MICROSOFT.CONCAT(&quot;U00&quot;;DEC2HEX([.A54]))" table:style-name="ce7">
            <text:p>U0052</text:p>
          </table:table-cell>
          <table:table-cell office:value-type="float" office:value="11" table:style-name="ce7">
            <text:p>11</text:p>
          </table:table-cell>
          <table:table-cell office:value-type="float" office:value="3.88" table:style-name="ce9">
            <text:p>3,88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Planta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string" office:string-value="U0053" table:formula="of:=COM.MICROSOFT.CONCAT(&quot;U00&quot;;DEC2HEX([.A55]))" table:style-name="ce7">
            <text:p>U0053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Pólen e/ou espor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string" office:string-value="U0054" table:formula="of:=COM.MICROSOFT.CONCAT(&quot;U00&quot;;DEC2HEX([.A56]))" table:style-name="ce7">
            <text:p>U0054</text:p>
          </table:table-cell>
          <table:table-cell office:value-type="float" office:value="11.34" table:style-name="ce7">
            <text:p>11,34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Quitinozoári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5" table:style-name="ce7">
            <text:p>85</text:p>
          </table:table-cell>
          <table:table-cell office:value-type="string" office:string-value="U0055" table:formula="of:=COM.MICROSOFT.CONCAT(&quot;U00&quot;;DEC2HEX([.A57]))" table:style-name="ce7">
            <text:p>U0055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9">
            <text:p>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Radiolári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string" office:string-value="U0056" table:formula="of:=COM.MICROSOFT.CONCAT(&quot;U00&quot;;DEC2HEX([.A58]))" table:style-name="ce7">
            <text:p>U0056</text:p>
          </table:table-cell>
          <table:table-cell office:value-type="float" office:value="12.76" table:style-name="ce7">
            <text:p>12,76</text:p>
          </table:table-cell>
          <table:table-cell office:value-type="float" office:value="4.5" table:style-name="ce9">
            <text:p>4,5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Raíze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string" office:string-value="U0057" table:formula="of:=COM.MICROSOFT.CONCAT(&quot;U00&quot;;DEC2HEX([.A59]))" table:style-name="ce7">
            <text:p>U0057</text:p>
          </table:table-cell>
          <table:table-cell office:value-type="float" office:value="10" table:style-name="ce7">
            <text:p>10</text:p>
          </table:table-cell>
          <table:table-cell office:value-type="float" office:value="3.52" table:style-name="ce9">
            <text:p>3,5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Réptei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office:string-value="U0058" table:formula="of:=COM.MICROSOFT.CONCAT(&quot;U00&quot;;DEC2HEX([.A60]))" table:style-name="ce7">
            <text:p>U0058</text:p>
          </table:table-cell>
          <table:table-cell office:value-type="float" office:value="10" table:style-name="ce7">
            <text:p>10</text:p>
          </table:table-cell>
          <table:table-cell office:value-type="float" office:value="3.52" table:style-name="ce9">
            <text:p>3,5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Samambaia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string" office:string-value="U0059" table:formula="of:=COM.MICROSOFT.CONCAT(&quot;U00&quot;;DEC2HEX([.A61]))" table:style-name="ce7">
            <text:p>U0059</text:p>
          </table:table-cell>
          <table:table-cell office:value-type="float" office:value="10" table:style-name="ce7">
            <text:p>10</text:p>
          </table:table-cell>
          <table:table-cell office:value-type="float" office:value="3.52" table:style-name="ce9">
            <text:p>3,5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Silicoflagelad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90" table:style-name="ce7">
            <text:p>90</text:p>
          </table:table-cell>
          <table:table-cell office:value-type="string" office:string-value="U005A" table:formula="of:=COM.MICROSOFT.CONCAT(&quot;U00&quot;;DEC2HEX([.A62]))" table:style-name="ce7">
            <text:p>U005A</text:p>
          </table:table-cell>
          <table:table-cell office:value-type="float" office:value="9" table:style-name="ce7">
            <text:p>9</text:p>
          </table:table-cell>
          <table:table-cell office:value-type="float" office:value="3.17" table:style-name="ce9">
            <text:p>3,17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Stromatoporoid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91" table:style-name="ce7">
            <text:p>91</text:p>
          </table:table-cell>
          <table:table-cell office:value-type="string" office:string-value="U005B" table:formula="of:=COM.MICROSOFT.CONCAT(&quot;U00&quot;;DEC2HEX([.A63]))" table:style-name="ce7">
            <text:p>U005B</text:p>
          </table:table-cell>
          <table:table-cell office:value-type="float" office:value="6" table:style-name="ce7">
            <text:p>6</text:p>
          </table:table-cell>
          <table:table-cell office:value-type="float" office:value="2.11" table:style-name="ce9">
            <text:p>2,11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Traços fóssei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92" table:style-name="ce7">
            <text:p>92</text:p>
          </table:table-cell>
          <table:table-cell office:value-type="string" office:string-value="U005C" table:formula="of:=COM.MICROSOFT.CONCAT(&quot;U00&quot;;DEC2HEX([.A64]))" table:style-name="ce7">
            <text:p>U005C</text:p>
          </table:table-cell>
          <table:table-cell office:value-type="float" office:value="9" table:style-name="ce7">
            <text:p>9</text:p>
          </table:table-cell>
          <table:table-cell office:value-type="float" office:value="3.17" table:style-name="ce9">
            <text:p>3,17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Trilobita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string" office:string-value="U005D" table:formula="of:=COM.MICROSOFT.CONCAT(&quot;U00&quot;;DEC2HEX([.A65]))" table:style-name="ce7">
            <text:p>U005D</text:p>
          </table:table-cell>
          <table:table-cell office:value-type="float" office:value="9.07" table:style-name="ce7">
            <text:p>9,07</text:p>
          </table:table-cell>
          <table:table-cell office:value-type="float" office:value="3.2" table:style-name="ce9">
            <text:p>3,2</text:p>
          </table:table-cell>
          <table:table-cell office:value-type="string" table:style-name="ce9">
            <text:p>PRETO 100%</text:p>
          </table:table-cell>
          <table:table-cell office:value-type="string" table:style-name="ce9">
            <text:p>Vertebrados</text:p>
          </table:table-cell>
          <table:table-cell office:value-type="string" table:style-name="ce10">
            <text:p>CPRM_Paleontology.otf</text:p>
          </table:table-cell>
          <table:table-cell table:number-columns-repeated="3" table:style-name="ce8"/>
          <table:table-cell table:number-columns-repeated="16374"/>
        </table:table-row>
        <table:table-row table:number-rows-repeated="15" table:style-name="ro1">
          <table:table-cell table:number-columns-repeated="7" table:style-name="ce11"/>
          <table:table-cell table:number-columns-repeated="16377" table:style-name="ce1"/>
        </table:table-row>
        <table:table-row table:number-rows-repeated="229" table:style-name="ro1">
          <table:table-cell table:number-columns-repeated="7" table:style-name="ce11"/>
          <table:table-cell table:number-columns-repeated="16377"/>
        </table:table-row>
        <table:table-row table:style-name="ro2">
          <table:table-cell table:number-columns-repeated="7" table:style-name="ce11"/>
          <table:table-cell table:number-columns-repeated="16377"/>
        </table:table-row>
        <table:table-row table:number-rows-repeated="114" table:style-name="ro1">
          <table:table-cell table:number-columns-repeated="7" table:style-name="ce11"/>
          <table:table-cell table:number-columns-repeated="16377"/>
        </table:table-row>
        <table:table-row table:number-rows-repeated="1048152" table:style-name="ro3">
          <table:table-cell table:number-columns-repeated="16384"/>
        </table:table-row>
      </table:table>
      <table:database-ranges>
        <table:database-range table:target-range-address="Página1.B4:Página1.B5" table:name="Table_1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dc:creator>Flávia Renata Ferreira</dc:creator>
    <dc:date>2021-09-24T22:39:18Z</dc:date>
  </office:meta>
</office:document-meta>
</file>